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Nachlieli CLM1" svg:font-family="'Nachlieli CLM'"/>
    <style:font-face style:name="StarSymbol" svg:font-family="StarSymbol, 'Arial Unicode MS'"/>
    <style:font-face style:name="Times" svg:font-family="Times"/>
    <style:font-face style:name="DejaVu Sans" svg:font-family="'DejaVu Sans'" style:font-pitch="variable"/>
    <style:font-face style:name="Nachlieli CLM" svg:font-family="'Nachlieli CLM'" style:font-pitch="variable"/>
    <style:font-face style:name="PoynterOSTextTwoL" svg:font-family="PoynterOSTextTwoL" style:font-pitch="variable"/>
    <style:font-face style:name="PoynterOSTextTwoLSC" svg:font-family="PoynterOSTextTwoLSC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PoynterOSTextTwoL" fo:font-size="10pt" fo:language="en" fo:country="US" style:font-name-asian="DejaVu Sans" style:font-size-asian="10pt" style:language-asian="en" style:country-asian="US" style:font-name-complex="Nachlieli CLM" style:font-size-complex="10pt" style:language-complex="he" style:country-complex="IL"/>
    </style:style>
    <style:style style:name="P2" style:family="paragraph" style:parent-style-name="Standard">
      <style:paragraph-properties>
        <style:tab-stops>
          <style:tab-stop style:position="6.9709in" style:type="right"/>
        </style:tab-stops>
      </style:paragraph-properties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P3" style:family="paragraph" style:parent-style-name="Standard">
      <style:paragraph-properties>
        <style:tab-stops>
          <style:tab-stop style:position="6.9043in" style:type="right"/>
        </style:tab-stops>
      </style:paragraph-properties>
    </style:style>
    <style:style style:name="P4" style:family="paragraph" style:parent-style-name="Standard">
      <style:paragraph-properties fo:margin-top="0.0402in" fo:margin-bottom="0in">
        <style:tab-stops>
          <style:tab-stop style:position="6.9709in" style:type="right"/>
        </style:tab-stops>
      </style:paragraph-properties>
    </style:style>
    <style:style style:name="P5" style:family="paragraph" style:parent-style-name="Heading_20_1">
      <style:paragraph-properties fo:margin-top="0.0402in" fo:margin-bottom="0in" fo:text-align="start" style:justify-single-word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0in"/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 style:font-relief="none"/>
    </style:style>
    <style:style style:name="P6" style:family="paragraph" style:parent-style-name="Standard">
      <style:paragraph-properties fo:margin-top="0.0799in" fo:margin-bottom="0in">
        <style:tab-stops>
          <style:tab-stop style:position="6.9709in" style:type="right"/>
        </style:tab-stops>
      </style:paragraph-properties>
    </style:style>
    <style:style style:name="P7" style:family="paragraph" style:parent-style-name="Heading_20_2">
      <style:paragraph-properties fo:margin-top="0.1665in" fo:margin-bottom="0.0835in">
        <style:tab-stops>
          <style:tab-stop style:position="0in"/>
          <style:tab-stop style:position="6.8736in" style:type="right"/>
          <style:tab-stop style:position="6.9071in" style:type="right"/>
        </style:tab-stops>
      </style:paragraph-properties>
      <style:text-properties fo:font-variant="normal" fo:text-transform="none" fo:color="#333333" fo:font-size="12pt" fo:language="en" fo:country="US" fo:font-style="normal" fo:font-weight="bold" style:font-name-asian="DejaVu Sans" style:font-size-asian="12pt" style:language-asian="en" style:country-asian="US" style:font-style-asian="normal" style:font-weight-asian="bold" style:font-name-complex="Nachlieli CLM" style:font-size-complex="12pt" style:language-complex="he" style:country-complex="IL" style:font-style-complex="normal" style:font-weight-complex="bold" style:font-relief="none"/>
    </style:style>
    <style:style style:name="P8" style:family="paragraph" style:parent-style-name="Heading_20_2">
      <style:paragraph-properties fo:margin-top="0.1665in" fo:margin-bottom="0.0835in" fo:text-align="start" style:justify-single-word="false" fo:break-before="page"/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/>
    </style:style>
    <style:style style:name="P9" style:family="paragraph" style:parent-style-name="Text_20_body"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0" style:family="paragraph" style:parent-style-name="Heading_20_1">
      <style:paragraph-properties fo:text-align="start" style:justify-single-word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0in"/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 style:font-relief="none"/>
    </style:style>
    <style:style style:name="P11" style:family="paragraph" style:parent-style-name="Heading_20_2">
      <style:paragraph-properties fo:text-align="start" style:justify-single-word="false">
        <style:tab-stops>
          <style:tab-stop style:position="0in"/>
          <style:tab-stop style:position="6.8736in" style:type="right"/>
          <style:tab-stop style:position="6.9071in" style:type="right"/>
        </style:tab-stops>
      </style:paragraph-properties>
      <style:text-properties fo:font-variant="normal" fo:text-transform="none" style:use-window-font-color="true" fo:font-size="11pt" fo:language="en" fo:country="US" style:text-underline-style="none" fo:font-weight="bold" style:font-name-asian="DejaVu Sans" style:font-size-asian="11pt" style:language-asian="en" style:country-asian="US" style:font-weight-asian="bold" style:font-name-complex="Nachlieli CLM" style:font-size-complex="11pt" style:language-complex="he" style:country-complex="IL" style:font-weight-complex="bold"/>
    </style:style>
    <style:style style:name="P12" style:family="paragraph" style:parent-style-name="list2" style:list-style-name="WW8Num2">
      <style:paragraph-properties fo:margin-left="0in" fo:margin-right="0in" fo:margin-top="0in" fo:margin-bottom="0.0402in" fo:text-indent="0in" style:auto-text-indent="false">
        <style:tab-stops>
          <style:tab-stop style:position="0.5in"/>
          <style:tab-stop style:position="6.6571in" style:type="right"/>
          <style:tab-stop style:position="6.9071in" style:type="right"/>
        </style:tab-stops>
      </style:paragraph-properties>
      <style:text-properties style:use-window-font-color="true" fo:font-size="10pt" fo:language="en" fo:country="US" fo:font-weight="normal" style:font-name-asian="DejaVu Sans" style:font-size-asian="10pt" style:language-asian="en" style:country-asian="US" style:font-weight-asian="normal" style:font-name-complex="Nachlieli CLM" style:font-size-complex="10pt" style:language-complex="he" style:country-complex="IL" style:font-weight-complex="normal"/>
    </style:style>
    <style:style style:name="P13" style:family="paragraph" style:parent-style-name="list2" style:list-style-name="WW8Num2">
      <style:paragraph-properties fo:margin-left="0in" fo:margin-right="0in" fo:text-indent="0in" style:auto-text-indent="false">
        <style:tab-stops>
          <style:tab-stop style:position="0.5in"/>
          <style:tab-stop style:position="6.6571in" style:type="right"/>
          <style:tab-stop style:position="6.9071in" style:type="right"/>
        </style:tab-stops>
      </style:paragraph-properties>
      <style:text-properties style:use-window-font-color="true" fo:font-size="10pt" fo:language="en" fo:country="US" fo:font-weight="normal" style:font-name-asian="DejaVu Sans" style:font-size-asian="10pt" style:language-asian="en" style:country-asian="US" style:font-weight-asian="normal" style:font-name-complex="Nachlieli CLM" style:font-size-complex="10pt" style:language-complex="he" style:country-complex="IL" style:font-weight-complex="normal"/>
    </style:style>
    <style:style style:name="P14" style:family="paragraph" style:parent-style-name="list" style:list-style-name="WW8Num7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5" style:family="paragraph" style:parent-style-name="list" style:list-style-name="WW8Num14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6" style:family="paragraph" style:parent-style-name="list" style:list-style-name="WW8Num15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7" style:family="paragraph" style:parent-style-name="list" style:list-style-name="WW8Num16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8" style:family="paragraph" style:parent-style-name="list" style:list-style-name="WW8Num17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9" style:family="paragraph" style:parent-style-name="list" style:list-style-name="WW8Num8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0" style:family="paragraph" style:parent-style-name="list" style:list-style-name="WW8Num18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1" style:family="paragraph" style:parent-style-name="list" style:list-style-name="WW8Num9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2" style:family="paragraph" style:parent-style-name="list" style:list-style-name="WW8Num19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3" style:family="paragraph" style:parent-style-name="list" style:list-style-name="WW8Num10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4" style:family="paragraph" style:parent-style-name="list" style:list-style-name="WW8Num20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5" style:family="paragraph" style:parent-style-name="Heading" style:master-page-name="Standard">
      <style:paragraph-properties fo:margin-top="0in" fo:margin-bottom="0in" fo:text-align="center" style:justify-single-word="false" style:page-number="auto" fo:keep-with-next="always"/>
      <style:text-properties fo:font-variant="normal" fo:text-transform="none" fo:color="#280099" fo:font-size="16pt" fo:language="en" fo:country="US" fo:font-weight="normal" style:font-name-asian="DejaVu Sans" style:font-size-asian="16pt" style:language-asian="en" style:country-asian="US" style:font-weight-asian="normal" style:font-name-complex="Nachlieli CLM" style:font-size-complex="16pt" style:language-complex="he" style:country-complex="I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PoynterOSTextTwoL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3" style:family="text">
      <style:text-properties style:use-window-font-color="true" style:font-name="PoynterOSTextTwoL" fo:font-size="10pt" style:font-size-asian="10pt" style:font-size-complex="10pt"/>
    </style:style>
    <style:style style:name="T4" style:family="text">
      <style:text-properties style:use-window-font-color="true" style:font-name="PoynterOSTextTwoL" fo:font-size="10pt" style:text-underline-style="none" style:font-size-asian="10pt" style:font-size-complex="10pt"/>
    </style:style>
    <style:style style:name="T5" style:family="text"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ize="11pt" fo:language="en" fo:country="US" fo:font-weight="normal" style:font-name-asian="DejaVu Sans" style:font-size-asian="11pt" style:language-asian="en" style:country-asian="US" style:font-weight-asian="normal" style:font-name-complex="Nachlieli CLM" style:font-size-complex="11pt" style:language-complex="he" style:country-complex="IL" style:font-weight-complex="normal"/>
    </style:style>
    <style:style style:name="T8" style:family="text">
      <style:text-properties style:font-name="PoynterOSTextTwoL"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11" style:family="text">
      <style:text-properties fo:color="#280099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14" style:family="text">
      <style:text-properties fo:color="#4c4c4c" fo:font-size="18.5pt" fo:language="en" fo:country="US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/>
    </style:style>
    <style:style style:name="Sect1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im Caswell</text:p>
      <text:p text:style-name="Standard"><text:span text:style-name="T8">821 Dublin #105<text:tab/></text:span><text:span text:style-name="T3">Email: </text:span><text:a xlink:type="simple" xlink:href="mailto:tim@creationix.com"><text:span text:style-name="Internet_20_link"><text:span text:style-name="T8">tim@creationix.com</text:span></text:span></text:a></text:p>
      <text:p text:style-name="P1">Richardson, TX 75080<text:tab/>Google Talk: tim@creationix.com</text:p>
      <text:p text:style-name="Standard"><text:span text:style-name="Internet_20_link"><text:span text:style-name="T4">Phone: 972-499-0647<text:tab/>Portfolio: www.creationix.com</text:span></text:span></text:p>
      <text:h text:style-name="P10" text:outline-level="1">Summary</text:h>
      <text:p text:style-name="P9">I have worked many years in different fields, but out of all my work I've enjoyed the most (and been the best at) web programming. <text:s/>I have over 13 years total programming experience. <text:s/>I've done it for school, work, and fun and I know the little things that can cause problems and how to avoid them. <text:s/>I practice best-practices and insist on clean, easy-to-maintain code. <text:s/>My style of coding has been beneficial to many of the companies I've worked for in both maintenance and overall cost to develop. <text:s/>I adhere to strict standards compliance and constantly research the latest and greatest in programming techniques. <text:s/>I'm confident that my unique skills will be a great asset to any programming project. <text:s/></text:p>
      <text:h text:style-name="P10" text:outline-level="1">Technical Skills</text:h>
      <text:h text:style-name="P7" text:outline-level="2">Languages and Technologies</text:h>
      <text:section text:style-name="Sect1" text:name="Section1">
        <text:list text:style-name="WW8Num2">
          <text:list-item>
            <text:p text:style-name="P12">HTML/XHTML (8 years)</text:p>
          </text:list-item>
          <text:list-item>
            <text:p text:style-name="P12">CSS (5 years)</text:p>
          </text:list-item>
          <text:list-item>
            <text:p text:style-name="P12">AJAX (4 years)</text:p>
          </text:list-item>
          <text:list-item>
            <text:p text:style-name="P12">Ruby / Rails (1 year)</text:p>
          </text:list-item>
          <text:list-item>
            <text:p text:style-name="P13">Javascript (9 years)</text:p>
          </text:list-item>
          <text:list-item>
            <text:p text:style-name="P12">PHP (6 years)</text:p>
          </text:list-item>
          <text:list-item>
            <text:p text:style-name="P12">Linux (6 years)</text:p>
          </text:list-item>
          <text:list-item>
            <text:p text:style-name="P12">OSX (3 years)</text:p>
          </text:list-item>
          <text:list-item>
            <text:p text:style-name="P12">Apache (6 years)</text:p>
          </text:list-item>
          <text:list-item>
            <text:p text:style-name="P12">MySQL (2 years)</text:p>
          </text:list-item>
          <text:list-item>
            <text:p text:style-name="P12">Postgresql (2 year)</text:p>
          </text:list-item>
          <text:list-item>
            <text:p text:style-name="P12">Python (3 years)</text:p>
          </text:list-item>
          <text:list-item>
            <text:p text:style-name="P12">GTK/Glade (2 years)</text:p>
          </text:list-item>
          <text:list-item>
            <text:p text:style-name="P12">Basic (12 years)</text:p>
          </text:list-item>
          <text:list-item>
            <text:p text:style-name="P12">SSH (4 years)</text:p>
          </text:list-item>
          <text:list-item>
            <text:p text:style-name="P12">Java (1 year)</text:p>
          </text:list-item>
          <text:list-item>
            <text:p text:style-name="P12">C (1 year)</text:p>
          </text:list-item>
          <text:list-item>
            <text:p text:style-name="P12">C++ (1 year)</text:p>
          </text:list-item>
        </text:list>
      </text:section>
      <text:section text:style-name="Sect2" text:name="Section2">
        <text:h text:style-name="P5" text:outline-level="1"><text:span text:style-name="companyname"><text:span text:style-name="T14">Education</text:span></text:span></text:h>
        <text:p text:style-name="P4"><text:span text:style-name="companyname"><text:span text:style-name="T13">University of Texas at Dallas</text:span></text:span><text:span text:style-name="T5"><text:tab/>Fall 2006 – Current</text:span></text:p>
        <text:p text:style-name="P2">Major:<text:tab/>Software Engineering/Computer Science</text:p>
        <text:p text:style-name="P2">Degrees:<text:tab/>Bachelor's &amp; Master's of Science</text:p>
        <text:p text:style-name="P2">Estimated Completion:<text:tab/>Spring 2010</text:p>
        <text:p text:style-name="P6"><text:span text:style-name="companyname"><text:span text:style-name="T13">Texarkana College</text:span></text:span><text:span text:style-name="T5"><text:tab/>Fall 2005-Summer 2006</text:span></text:p>
        <text:p text:style-name="P2">Major:<text:tab/>Pre-Engineering</text:p>
        <text:p text:style-name="P2">Degree:<text:tab/>N/A</text:p>
        <text:p text:style-name="P6"><text:span text:style-name="companyname"><text:span text:style-name="T13">Southern Arkansas University</text:span></text:span><text:span text:style-name="T5"><text:tab/>Fall 2004</text:span></text:p>
        <text:p text:style-name="P2">Major:<text:tab/>Pre-Engineering</text:p>
        <text:p text:style-name="P2">Degree:<text:tab/>N/A</text:p>
        <text:p text:style-name="P6"><text:span text:style-name="companyname"><text:span text:style-name="T13">University of Central Arkansas</text:span></text:span><text:span text:style-name="T5"><text:tab/>Fall 2000-Spring 2001</text:span></text:p>
        <text:p text:style-name="P2">Major:<text:tab/>Computer Science</text:p>
        <text:p text:style-name="P2">Degree:<text:tab/>N/A</text:p>
        <text:h text:style-name="P11" text:outline-level="2"/>
        <text:h text:style-name="P8" text:outline-level="2">Professional Experience</text:h>
      </text:section>
      <text:section text:style-name="Sect3" text:name="Section5">
        <text:p text:style-name="company_20_name"><text:span text:style-name="companyname">New Media Gateway </text:span><text:span text:style-name="companyname"><text:span text:style-name="T1">– </text:span></text:span><text:span text:style-name="companyname"><text:span text:style-name="T6">Dallas, TX</text:span></text:span><text:span text:style-name="companyname"><text:span text:style-name="T1"> <text:tab/></text:span></text:span><text:span text:style-name="companyname"><text:span text:style-name="T6">2007 – Present</text:span></text:span></text:p>
        <text:p text:style-name="job_20_title"><text:span text:style-name="companyname"><text:span text:style-name="T6">Web Developer (effective team lead)</text:span></text:span></text:p>
        <text:list text:style-name="WW8Num7">
          <text:list-item>
            <text:p text:style-name="P14">Assisting other developers with tough problems and how to use the frameworks I develop.</text:p>
          </text:list-item>
          <text:list-item>
            <text:p text:style-name="P14"><text:span text:style-name="companyname"><text:span text:style-name="T7">Design and implement new add-ons to large software-as-a-service application.</text:span></text:span></text:p>
          </text:list-item>
          <text:list-item>
            <text:p text:style-name="P14"><text:span text:style-name="companyname"><text:span text:style-name="T7">Train new employees, fix critical issues for customers, develop and maintain the software frameworks that the system is built upon.</text:span></text:span></text:p>
          </text:list-item>
        </text:list>
        <text:p text:style-name="company_20_name"><text:span text:style-name="companyname">Miracom Network, Ltd.</text:span><text:span text:style-name="T9"> – Richardson, TX<text:tab/>2007</text:span></text:p>
        <text:p text:style-name="job_20_title">Programmer, System Admin</text:p>
        <text:list text:style-name="WW8Num7">
          <text:list-item text:start-value="1">
            <text:p text:style-name="P14">Work on a team to maintain a large web based application for remote print management.</text:p>
          </text:list-item>
          <text:list-item>
            <text:p text:style-name="P14">Administer and setup an integration server and several web servers.</text:p>
          </text:list-item>
        </text:list>
        <text:p text:style-name="company_20_name"><text:span text:style-name="companyname">Robert Half Technologies</text:span><text:span text:style-name="T9"> – Dallas, TX<text:tab/>2006 – 2007</text:span></text:p>
        <text:p text:style-name="job_20_title">Consultant / Web Developer</text:p>
        <text:list text:style-name="WW8Num14">
          <text:list-item>
            <text:p text:style-name="P15">Made websites for clients in PHP, Mysql</text:p>
          </text:list-item>
        </text:list>
        <text:list text:style-name="WW8Num15">
          <text:list-item>
            <text:p text:style-name="P16">Short support calls to fix Unix and Linux systems</text:p>
          </text:list-item>
        </text:list>
        <text:p text:style-name="company_20_name"><text:span text:style-name="companyname"><text:span text:style-name="T11">Creationix Software Innovations</text:span></text:span><text:span text:style-name="T9"> – Richardson, TX<text:tab/>2000 – Present</text:span></text:p>
        <text:p text:style-name="job_20_title">Freelance Designer / Programmer</text:p>
        <text:list text:style-name="WW8Num16">
          <text:list-item>
            <text:p text:style-name="P17">Worked on small contracts and designed in-house products</text:p>
          </text:list-item>
        </text:list>
        <text:list text:style-name="WW8Num17">
          <text:list-item>
            <text:p text:style-name="P18">Web Design using PHP, Python, XHTML, CSS, Javascript, MySQL, Ruby, and Rails</text:p>
          </text:list-item>
        </text:list>
        <text:list text:style-name="WW8Num15">
          <text:list-item text:start-value="1">
            <text:p text:style-name="P16">Custom board and card games</text:p>
          </text:list-item>
          <text:list-item>
            <text:p text:style-name="P16">Open Source Development</text:p>
          </text:list-item>
          <text:list-item>
            <text:p text:style-name="P16">Linux systems administration</text:p>
          </text:list-item>
          <text:list-item>
            <text:p text:style-name="P16">Worked as main subcontractor to Phenom-Business-Solutions on several large sites.</text:p>
          </text:list-item>
        </text:list>
        <text:p text:style-name="company_20_name"><text:span text:style-name="companyname"><text:span text:style-name="T11">Texarkana Gazette</text:span></text:span><text:span text:style-name="companyname"><text:span text:style-name="T9"> </text:span></text:span><text:span text:style-name="T9">– Texarkana, TX<text:tab/>2006</text:span></text:p>
        <text:p text:style-name="job_20_title">Online Production Technician</text:p>
        <text:list text:style-name="WW8Num8">
          <text:list-item>
            <text:p text:style-name="P19">Supervised the pre-press crew and assist as needed</text:p>
          </text:list-item>
        </text:list>
        <text:list text:style-name="WW8Num18">
          <text:list-item>
            <text:p text:style-name="P20">Researched and developed new computer technologies for the company. (Using Linux and Open source programs)</text:p>
          </text:list-item>
        </text:list>
        <text:list text:style-name="WW8Num15">
          <text:list-item text:start-value="1">
            <text:p text:style-name="P16">Technical Support for close to 250 workstations.</text:p>
          </text:list-item>
          <text:list-item>
            <text:p text:style-name="P16">Maintained internal websites and servers</text:p>
          </text:list-item>
        </text:list>
        <text:p text:style-name="company_20_name"><text:span text:style-name="companyname"><text:span text:style-name="T11">Insty-Prints</text:span></text:span><text:span text:style-name="T9"> – Texarkana, TX<text:tab/>2005 – 2006</text:span></text:p>
        <text:p text:style-name="job_20_title">Graphic Designer / Web Design Specialist</text:p>
        <text:list text:style-name="WW8Num9">
          <text:list-item>
            <text:p text:style-name="P21">Web design and maintenance for company and customers</text:p>
          </text:list-item>
        </text:list>
        <text:list text:style-name="WW8Num19">
          <text:list-item>
            <text:p text:style-name="P22">Typesetting, graphic design, logo design and printing</text:p>
          </text:list-item>
        </text:list>
        <text:list text:style-name="WW8Num15">
          <text:list-item text:start-value="1">
            <text:p text:style-name="P16">Customer Service, Research and Design, Marketing</text:p>
          </text:list-item>
        </text:list>
        <text:p text:style-name="P3"><text:span text:style-name="companyname"><text:span text:style-name="T12">EPES</text:span></text:span><text:span text:style-name="T10"> – Magnolia, AR<text:tab/>2004</text:span></text:p>
        <text:p text:style-name="job_20_title">Programmer / Designer</text:p>
        <text:list text:style-name="WW8Num10">
          <text:list-item>
            <text:p text:style-name="P23">Designed and proposed in-house software</text:p>
          </text:list-item>
        </text:list>
        <text:list text:style-name="WW8Num20">
          <text:list-item>
            <text:p text:style-name="P24">Developed and programmed software in Java and Python</text:p>
          </text:list-item>
        </text:list>
        <text:list text:style-name="WW8Num15">
          <text:list-item text:start-value="1">
            <text:p text:style-name="P16">Tested software and trained employees on how to use software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Wingdings 2" svg:font-family="'Wingdings 2'" style:font-charset="x-symbol"/>
    <style:font-face style:name="Nachlieli CLM1" svg:font-family="'Nachlieli CLM'"/>
    <style:font-face style:name="StarSymbol" svg:font-family="StarSymbol, 'Arial Unicode MS'"/>
    <style:font-face style:name="Times" svg:font-family="Times"/>
    <style:font-face style:name="DejaVu Sans" svg:font-family="'DejaVu Sans'" style:font-pitch="variable"/>
    <style:font-face style:name="Nachlieli CLM" svg:font-family="'Nachlieli CLM'" style:font-pitch="variable"/>
    <style:font-face style:name="PoynterOSTextTwoL" svg:font-family="PoynterOSTextTwoL" style:font-pitch="variable"/>
    <style:font-face style:name="PoynterOSTextTwoLSC" svg:font-family="PoynterOSTextTwoLSC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CA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>
          <style:tab-stop style:position="6.9071in" style:type="right"/>
        </style:tab-stops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fo:text-align="center" style:justify-single-word="false" fo:keep-with-next="always"/>
      <style:text-properties fo:font-variant="normal" fo:text-transform="none" fo:color="#280099" style:font-name="PoynterOSTextTwoLSC" fo:font-size="16pt" fo:font-weight="normal" style:font-name-asian="DejaVu Sans" style:font-size-asian="16pt" style:font-weight-asian="normal" style:font-name-complex="Nachlieli CLM" style:font-size-complex="16pt" style:font-weight-complex="normal" style:font-relief="embossed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>
          <style:tab-stop style:position="6.8736in" style:type="right"/>
          <style:tab-stop style:position="6.9071in" style:type="right"/>
        </style:tab-stops>
      </style:paragraph-properties>
      <style:text-properties style:font-name="PoynterOSTextTwoL"/>
    </style:style>
    <style:style style:name="List" style:family="paragraph" style:parent-style-name="Text_20_body" style:class="list">
      <style:text-properties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in" fo:margin-right="0in" fo:text-align="start" style:justify-single-word="false" fo:text-indent="0in" style:auto-text-indent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style:font-name="Verdana" fo:font-size="18.5pt" style:text-underline-style="none" fo:font-weight="bold" style:font-size-asian="18.5pt" style:font-weight-asian="bold" style:font-size-complex="18.5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in" fo:margin-bottom="0.0799in" fo:text-align="start" style:justify-single-word="false" fo:text-indent="0in" style:auto-text-indent="false">
        <style:tab-stops>
          <style:tab-stop style:position="6.8736in" style:type="right"/>
          <style:tab-stop style:position="6.9071in" style:type="right"/>
        </style:tab-stops>
      </style:paragraph-properties>
      <style:text-properties fo:color="#333333"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align="start" style:justify-single-word="false" fo:text-indent="0in" style:auto-text-indent="false">
        <style:tab-stops>
          <style:tab-stop style:position="6.8736in" style:type="right"/>
          <style:tab-stop style:position="6.9071in" style:type="right"/>
        </style:tab-stops>
      </style:paragraph-properties>
      <style:text-properties fo:color="#333333" style:font-name="Verdana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in" fo:margin-right="0in" fo:text-indent="0in" style:auto-text-indent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  <style:tab-stop style:position="4.9047in" style:type="right"/>
          <style:tab-stop style:position="4.938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  <style:tab-stop style:position="6.9071in" style:type="right"/>
        </style:tab-stops>
      </style:paragraph-properties>
    </style:style>
    <style:style style:name="company_20_name" style:display-name="company name" style:family="paragraph" style:parent-style-name="Text_20_body">
      <style:paragraph-properties fo:margin-top="0.0402in" fo:margin-bottom="0in">
        <style:tab-stops>
          <style:tab-stop style:position="6.8736in" style:type="right"/>
          <style:tab-stop style:position="6.9043in" style:type="right"/>
          <style:tab-stop style:position="6.9071in" style:type="right"/>
        </style:tab-stops>
      </style:paragraph-properties>
      <style:text-properties fo:color="#280099"/>
    </style:style>
    <style:style style:name="job_20_title" style:display-name="job title" style:family="paragraph" style:parent-style-name="Text_20_body">
      <style:paragraph-properties fo:margin-top="0in" fo:margin-bottom="0.0201in">
        <style:tab-stops>
          <style:tab-stop style:position="6.8736in" style:type="right"/>
          <style:tab-stop style:position="6.9071in" style:type="right"/>
        </style:tab-stops>
      </style:paragraph-properties>
      <style:text-properties fo:color="#000000" style:font-name="Verdana" fo:font-style="italic" style:font-style-asian="italic" style:font-style-complex="italic"/>
    </style:style>
    <style:style style:name="list" style:family="paragraph" style:parent-style-name="Standard">
      <style:text-properties style:font-name="PoynterOSTextTwoL" fo:font-size="11pt" style:font-size-asian="11pt" style:font-size-complex="11pt"/>
    </style:style>
    <style:style style:name="list2" style:family="paragraph" style:parent-style-name="list" style:list-style-name="WW8Num11">
      <style:paragraph-properties fo:margin-left="-0.25in" fo:margin-right="0in" fo:margin-top="0in" fo:margin-bottom="0.0402in" fo:text-indent="0in" style:auto-text-indent="false">
        <style:tab-stops>
          <style:tab-stop style:position="0.75in"/>
          <style:tab-stop style:position="6.9071in" style:type="right"/>
          <style:tab-stop style:position="7.1571in" style:type="right"/>
        </style:tab-stops>
      </style:paragraph-properties>
      <style:text-properties style:use-window-font-color="true" fo:font-size="12pt" fo:language="en" fo:country="US" fo:font-weight="normal" style:font-name-asian="DejaVu Sans" style:font-size-asian="12pt" style:language-asian="en" style:country-asian="US" style:font-weight-asian="normal" style:font-name-complex="Nachlieli CLM" style:font-size-complex="11pt" style:language-complex="he" style:country-complex="IL" style:font-weight-complex="normal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7z0" style:family="text">
      <style:text-properties style:font-name="Wingdings" fo:font-size="9pt" style:font-size-asian="9pt" style:font-name-complex="StarSymbol" style:font-size-complex="9pt"/>
    </style:style>
    <style:style style:name="WW8Num18z0" style:family="text">
      <style:text-properties style:font-name="Wingdings" fo:font-size="9pt" style:font-size-asian="9pt" style:font-name-complex="StarSymbol" style:font-size-complex="9pt"/>
    </style:style>
    <style:style style:name="WW8Num19z0" style:family="text">
      <style:text-properties style:font-name="Wingdings" fo:font-size="9pt" style:font-size-asian="9pt" style:font-name-complex="StarSymbol" style:font-size-complex="9pt"/>
    </style:style>
    <style:style style:name="WW8Num20z0" style:family="text">
      <style:text-properties style:font-name="Wingdings" fo:font-size="9pt" style:font-size-asian="9pt" style:font-name-complex="StarSymbol" style:font-size-complex="9pt"/>
    </style:style>
    <style:style style:name="WW8Num21z0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companyname" style:family="text">
      <style:text-properties fo:color="#280099" style:font-name="PoynterOSTextTwoL" fo:font-size="12pt" fo:language="en" fo:country="US" fo:font-weight="bold" style:font-name-asian="DejaVu Sans" style:font-size-asian="12pt" style:language-asian="en" style:country-asian="US" style:font-weight-asian="bold" style:font-name-complex="Nachlieli CLM" style:font-size-complex="12pt" style:language-complex="he" style:country-complex="IL" style:font-weight-complex="bold"/>
    </style:style>
    <style:style style:name="scho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3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3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3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3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3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3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3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3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4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4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4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4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4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4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4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4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5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5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5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5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5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5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5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5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6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6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6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6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6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6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6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6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7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7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7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7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7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7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7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7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8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8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8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8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8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8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8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8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9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9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9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9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9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9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9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9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0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0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0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0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0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0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0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0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1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1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1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1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1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1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1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1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2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2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2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2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2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2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2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2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3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3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3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3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3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3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3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3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4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4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4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4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4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4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4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4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5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5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5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5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5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5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bullet text:level="1" text:style-name="WW8Num16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6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6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6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6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6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6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6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6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bullet text:level="1" text:style-name="WW8Num17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7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7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7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7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7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7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7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7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bullet text:level="1" text:style-name="WW8Num18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8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8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8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8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8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8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8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8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9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9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9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9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9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9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9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9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bullet text:level="1" text:style-name="WW8Num20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0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0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0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0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0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0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0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0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1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1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1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1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1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1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1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1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use-window-font-color="true" style:font-name="PoynterOSTextTwoL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2" style:family="text"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page-layout style:name="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Tim Caswell<text:tab/></text:span><text:span text:style-name="T2"><text:page-number text:select-page="current">2</text:page-number></text:span><text:span text:style-name="T1"><text:tab/>Confident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im Caswell</meta:initial-creator>
    <meta:creation-date>2006-11-06T07:05:55</meta:creation-date>
    <dc:creator>Miranda Caswell</dc:creator>
    <dc:date>2008-09-17T20:41:45</dc:date>
    <meta:print-date>2006-11-10T22:44:55</meta:print-date>
    <meta:editing-cycles>52</meta:editing-cycles>
    <meta:editing-duration>PT4H17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9" meta:word-count="550" meta:character-count="3520"/>
  </office:meta>
</office:document-meta>
</file>